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1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4.17mm" fo:break-before="auto" style:use-optimal-row-height="true"/>
    </style:style>
    <style:style style:name="ro9" style:family="table-row">
      <style:table-row-properties style:row-height="8.31mm" fo:break-before="auto" style:use-optimal-row-height="true"/>
    </style:style>
    <style:style style:name="ro10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3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6"/>
      <style:map style:condition="cell-content()=postpone" style:apply-style-name="Безымянный2" style:base-cell-address="Лист1.C36"/>
      <style:map style:condition="cell-content()=urgent" style:apply-style-name="Безымянный3" style:base-cell-address="Лист1.C36"/>
      <style:map style:condition="cell-content()=not done" style:apply-style-name="Безымянный4" style:base-cell-address="Лист1.C36"/>
    </style:style>
    <style:style style:name="ce14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7"/>
      <style:map style:condition="cell-content()=postpone" style:apply-style-name="Безымянный2" style:base-cell-address="Лист1.C37"/>
      <style:map style:condition="cell-content()=urgent" style:apply-style-name="Безымянный3" style:base-cell-address="Лист1.C37"/>
      <style:map style:condition="cell-content()=not done" style:apply-style-name="Безымянный4" style:base-cell-address="Лист1.C37"/>
    </style:style>
    <style:style style:name="ce15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6" style:family="table-cell" style:parent-style-name="Default" style:data-style-name="N37">
      <style:table-cell-properties fo:background-color="transparent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5"/>
          <table:table-cell table:number-columns-repeated="2" table:style-name="ce15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 table:visibility="filter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15" calcext:value-type="date">
            <text:p>15.10.16</text:p>
          </table:table-cell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9/12</text:p>
          </table:table-cell>
          <table:table-cell table:number-columns-repeated="2"/>
          <table:table-cell office:value-type="string" calcext:value-type="string">
            <text:p>низкий приоритет</text:p>
          </table:table-cell>
        </table:table-row>
        <table:table-row table:style-name="ro5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проверить наличие</text:p>
          </table:table-cell>
          <table:table-cell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 — без отсылки на почту (нужен сертификат) и без офис-менеджера</text:p>
          </table:table-cell>
          <table:table-cell table:number-columns-repeated="2"/>
          <table:table-cell office:value-type="string" calcext:value-type="string">
            <text:p>Открыть Роману доступ к SVN для просмотра и редактирования TMS</text:p>
          </table:table-cell>
        </table:table-row>
        <table:table-row table:style-name="ro7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Внести в инструкцию!!!</text:p>
          </table:table-cell>
        </table:table-row>
        <table:table-row table:style-name="ro7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7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12</text:p>
          </table:table-cell>
          <table:table-cell table:number-columns-repeated="2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8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7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Не изменение статуса в БД, а только в отображении</text:p>
          </table:table-cell>
        </table:table-row>
        <table:table-row table:style-name="ro9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8" table:visibility="filter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" table:visibility="filter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5" table:visibility="filter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0" table:visibility="filter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11</text:p>
          </table:table-cell>
          <table:table-cell table:number-columns-repeated="2"/>
          <table:table-cell office:value-type="string" calcext:value-type="string">
            <text:p>по возможности с изменением претензии (пока только удаление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05/12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 table:visibility="filter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История статусов только у заявок с существующими накладными</text:p>
          </table:table-cell>
        </table:table-row>
        <table:table-row table:style-name="ro1" table:visibility="filter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5" table:visibility="filter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От онлайна получаем по заявке — ClientId, Password в md5 без соли, InvoiceNumber. Из онлайна по всем заявкам клиента — ClientID + Pass в md5</text:p>
          </table:table-cell>
          <table:table-cell table:style-name="ce13"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Юля — согласовать с Данилой (21/11)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У клиента не должно быть кнопки «Изменение маршрутного листа»</text:p>
          </table:table-cell>
          <table:table-cell table:style-name="ce14" office:value-type="string" calcext:value-type="string">
            <text:p>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Клиент не должно быть возможности вносить данные о ТС в «Изменение статуса накладной».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05/12</text:p>
          </table:table-cell>
          <table:table-cell table:style-name="Default" table:number-columns-repeated="3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7:Лист1.C37">
            <calcext:condition calcext:apply-style-name="Безымянный1" calcext:value="=done" calcext:base-cell-address="Лист1.C36"/>
            <calcext:condition calcext:apply-style-name="Безымянный2" calcext:value="=postpone" calcext:base-cell-address="Лист1.C36"/>
            <calcext:condition calcext:apply-style-name="Безымянный3" calcext:value="=urgent" calcext:base-cell-address="Лист1.C36"/>
            <calcext:condition calcext:apply-style-name="Безымянный4" calcext:value="=not done" calcext:base-cell-address="Лист1.C36"/>
          </calcext:conditional-format>
          <calcext:conditional-format calcext:target-range-address="Лист1.C38:Лист1.C38">
            <calcext:condition calcext:apply-style-name="Безымянный1" calcext:value="=done" calcext:base-cell-address="Лист1.C37"/>
            <calcext:condition calcext:apply-style-name="Безымянный2" calcext:value="=postpone" calcext:base-cell-address="Лист1.C37"/>
            <calcext:condition calcext:apply-style-name="Безымянный3" calcext:value="=urgent" calcext:base-cell-address="Лист1.C37"/>
            <calcext:condition calcext:apply-style-name="Безымянный4" calcext:value="=not done" calcext:base-cell-address="Лист1.C37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9" table:display-filter-buttons="true" table:orientation="column">
          <table:filter>
            <table:filter-and>
              <table:filter-condition table:field-number="2" table:value="POSTPONE" table:operator="=">
                <table:filter-set-item table:value="POSTPONE"/>
                <table:filter-set-item table:value="NOT DONE"/>
                <table:filter-set-item table:value="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.00.0000</text:date>, <text:time style:data-style-name="N2" text:time-value="20:04:12.56602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7H33M7S</meta:editing-duration>
    <meta:editing-cycles>41</meta:editing-cycles>
    <meta:generator>LibreOffice/5.2.2.2$MacOSX_X86_64 LibreOffice_project/8f96e87c890bf8fa77463cd4b640a2312823f3ad</meta:generator>
    <dc:date>2016-12-15T22:40:01.560678000</dc:date>
    <meta:document-statistic meta:table-count="1" meta:cell-count="186" meta:object-count="0"/>
  </office:meta>
</office:document-meta>
</file>